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9077b" officeooo:paragraph-rsid="0009077b"/>
    </style:style>
    <style:style style:name="P8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4pt" fo:font-weight="bold" fo:background-color="#ffffff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09077b" officeooo:paragraph-rsid="0009077b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No_20_Spacing">
      <style:paragraph-properties fo:margin-left="11.001cm" fo:margin-right="0cm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09077b" style:font-size-asian="14pt" style:font-size-complex="14pt"/>
    </style:style>
    <style:style style:name="T5" style:family="text">
      <style:text-properties style:font-name="Times New Roman" fo:font-size="14pt" officeooo:rsid="000a5292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и науки Российской Федерации</text:p>
      <text:p text:style-name="P1"><text:span text:style-name="T1">Федеральное государственное бюджетное образовательное учреждение высшего образования</text:span><text:span text:style-name="T2"><text:line-break/></text:span><text:span text:style-name="T1">"Севастопольский государственный университет"</text:span></text:p>
      <text:p text:style-name="P2"/>
      <text:p text:style-name="P2"/>
      <text:p text:style-name="P15">Кафедра: «Информационные технологии и компьютерные системы»</text:p>
      <text:p text:style-name="P3"/>
      <text:p text:style-name="P3"/>
      <text:p text:style-name="P3"/>
      <text:p text:style-name="P6"/>
      <text:p text:style-name="P10">Отчёт</text:p>
      <text:p text:style-name="P10">по лабораторной работе №1</text:p>
      <text:p text:style-name="P7"><text:span text:style-name="T3">«</text:span><text:span text:style-name="T5">Исследование средств организации подпроцессов</text:span><text:span text:style-name="T3">»</text:span></text:p>
      <text:p text:style-name="P5"/>
      <text:p text:style-name="P3"><text:bookmark text:name="_GoBack"/></text:p>
      <text:p text:style-name="P4"><text:tab/></text:p>
      <text:p text:style-name="P4"/>
      <text:p text:style-name="P4"/>
      <text:p text:style-name="P14">Выполнил </text:p>
      <text:p text:style-name="P8"><text:span text:style-name="T3">ст.гр. В</text:span><text:span text:style-name="T4">Т</text:span><text:span text:style-name="T3">б-</text:span><text:span text:style-name="T4">3</text:span><text:span text:style-name="T3">2д.</text:span></text:p>
      <text:p text:style-name="P14">Демиденко А.А</text:p>
      <text:p text:style-name="P14"/>
      <text:p text:style-name="P14"/>
      <text:p text:style-name="P14"/>
      <text:p text:style-name="P13"/>
      <text:p text:style-name="P6"/>
      <text:p text:style-name="P6"/>
      <text:p text:style-name="P6"/>
      <text:p text:style-name="P6">Севастополь</text:p>
      <text:p text:style-name="P6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миденко Андрей</meta:initial-creator>
    <meta:editing-cycles>5</meta:editing-cycles>
    <meta:creation-date>2015-05-19T09:41:00</meta:creation-date>
    <dc:date>2015-12-03T22:30:57.756740646</dc:date>
    <meta:editing-duration>PT10M13S</meta:editing-duration>
    <meta:generator>LibreOffice/5.0.3.2$Linux_X86_64 LibreOffice_project/00m0$Build-2</meta:generator>
    <meta:document-statistic meta:table-count="0" meta:image-count="0" meta:object-count="0" meta:page-count="1" meta:paragraph-count="12" meta:word-count="38" meta:character-count="372" meta:non-whitespace-character-count="343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